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font-name="Comic Sans MS"/>
    </style:style>
    <style:style style:name="P2" style:family="paragraph" style:parent-style-name="Heading_20_2">
      <style:text-properties style:font-name="Comic Sans MS"/>
    </style:style>
    <style:style style:name="P3" style:family="paragraph" style:parent-style-name="Heading_20_3">
      <style:text-properties style:font-name="Comic Sans MS"/>
    </style:style>
    <style:style style:name="P4" style:family="paragraph" style:parent-style-name="Standard">
      <style:text-properties style:font-name="Comic Sans MS"/>
    </style:style>
    <style:style style:name="P5" style:family="paragraph" style:parent-style-name="Text_20_body">
      <style:text-properties style:font-name="Comic Sans MS"/>
    </style:style>
    <style:style style:name="T1" style:family="text">
      <style:text-properties style:font-name="Comic Sans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stering Windows Command Prompt: A Step-by-Step Guide</text:h>
      <text:h text:style-name="P2" text:outline-level="2">Introduction</text:h>
      <text:p text:style-name="P5">Welcome to the Windows Command Prompt! In the next 10 minutes, you'll learn 24 commands, each with a 20-word explanation.</text:p>
      <text:h text:style-name="P3" text:outline-level="3">1. Launch Command Prompt in Administrator Mode</text:h>
      <text:p text:style-name="Text_20_body"><text:span text:style-name="T1">Use </text:span><text:span text:style-name="Source_20_Text"><text:span text:style-name="T1">Windows Key + S</text:span></text:span><text:span text:style-name="T1"> or start menu to open CMD as administrator, granting elevated privileges for advanced system operations.</text:span></text:p>
      <text:h text:style-name="P3" text:outline-level="3">2. Discover Your IP Address</text:h>
      <text:p text:style-name="Text_20_body"><text:span text:style-name="T1">Use </text:span><text:span text:style-name="Source_20_Text"><text:span text:style-name="T1">ipconfig</text:span></text:span><text:span text:style-name="T1"> to unveil your computer's IP address. For more details, try </text:span><text:span text:style-name="Source_20_Text"><text:span text:style-name="T1">ipconfig /all</text:span></text:span><text:span text:style-name="T1"> to include additional information.</text:span></text:p>
      <text:h text:style-name="P3" text:outline-level="3">3. Locate MAC Address and DNS Server</text:h>
      <text:p text:style-name="Text_20_body"><text:span text:style-name="T1">Find your MAC address with </text:span><text:span text:style-name="Source_20_Text"><text:span text:style-name="T1">getmac</text:span></text:span><text:span text:style-name="T1">. For DNS details, use </text:span><text:span text:style-name="Source_20_Text"><text:span text:style-name="T1">ipconfig /all | findstr "DNS"</text:span></text:span><text:span text:style-name="T1"> to filter information effectively.</text:span></text:p>
      <text:h text:style-name="P3" text:outline-level="3">4. Filter DNS Information</text:h>
      <text:p text:style-name="Text_20_body"><text:span text:style-name="T1">Refine DNS details with </text:span><text:span text:style-name="Source_20_Text"><text:span text:style-name="T1">ipconfig /displaydns | clip</text:span></text:span><text:span text:style-name="T1">. Copying output to the clipboard simplifies analysis in external applications for clarity.</text:span></text:p>
      <text:h text:style-name="P3" text:outline-level="3">5. Change Your IP Address</text:h>
      <text:p text:style-name="Text_20_body"><text:span text:style-name="T1">Refresh your IP address with </text:span><text:span text:style-name="Source_20_Text"><text:span text:style-name="T1">ipconfig /release</text:span></text:span><text:span text:style-name="T1"> followed by </text:span><text:span text:style-name="Source_20_Text"><text:span text:style-name="T1">ipconfig /renew</text:span></text:span><text:span text:style-name="T1">. Specify the interface if needed for targeted changes.</text:span></text:p>
      <text:h text:style-name="P3" text:outline-level="3">6. Troubleshoot DNS</text:h>
      <text:p text:style-name="Text_20_body"><text:span text:style-name="T1">Check what your computer knows about DNS with </text:span><text:span text:style-name="Source_20_Text"><text:span text:style-name="T1">ipconfig /displaydns</text:span></text:span><text:span text:style-name="T1">. Copy it to the clipboard using </text:span><text:span text:style-name="Source_20_Text"><text:span text:style-name="T1">| clip</text:span></text:span><text:span text:style-name="T1"> for external analysis.</text:span></text:p>
      <text:h text:style-name="P3" text:outline-level="3">7. Flush DNS</text:h>
      <text:p text:style-name="Text_20_body"><text:span text:style-name="T1">Avoid DNS issues by flushing the DNS cache with </text:span><text:span text:style-name="Source_20_Text"><text:span text:style-name="T1">ipconfig /flushdns</text:span></text:span><text:span text:style-name="T1">. Remove old and stale DNS entries for a clean slate.</text:span></text:p>
      <text:h text:style-name="P3" text:outline-level="3">8. Troubleshoot DNS Further with NSLookup</text:h>
      <text:p text:style-name="Text_20_body"><text:span text:style-name="T1">Use </text:span><text:span text:style-name="Source_20_Text"><text:span text:style-name="T1">nslookup</text:span></text:span><text:span text:style-name="T1"> to explore DNS details. Check servers, obtain alternative DNS opinions, and analyze responses to troubleshoot effectively.</text:span></text:p>
      <text:h text:style-name="P3" text:outline-level="3">9. Clean Your Screen</text:h>
      <text:p text:style-name="Text_20_body"><text:span text:style-name="T1">Clear clutter on your screen with the </text:span><text:span text:style-name="Source_20_Text"><text:span text:style-name="T1">cls</text:span></text:span><text:span text:style-name="T1"> command. This simple command stands for "clear screen," providing a neat workspace.</text:span></text:p>
      <text:h text:style-name="P3" text:outline-level="3">10. Find Your MAC Address Quickly</text:h>
      <text:p text:style-name="Text_20_body"><text:span text:style-name="T1">Retrieve your MAC address instantly with </text:span><text:span text:style-name="Source_20_Text"><text:span text:style-name="T1">getmac /v</text:span></text:span><text:span text:style-name="T1">. The </text:span><text:span text:style-name="Source_20_Text"><text:span text:style-name="T1">/v</text:span></text:span><text:span text:style-name="T1"> switch provides additional details for a comprehensive look.</text:span></text:p>
      <text:h text:style-name="P3" text:outline-level="3">11. Check Power Issues</text:h>
      <text:p text:style-name="Text_20_body"><text:span text:style-name="T1">Evaluate power-related concerns with </text:span><text:span text:style-name="Source_20_Text"><text:span text:style-name="T1">powercfg /energy</text:span></text:span><text:span text:style-name="T1">. Obtain a detailed report on your system's power efficiency and potential issues.</text:span></text:p>
      <text:h text:style-name="P3" text:outline-level="3">12. Battery Report</text:h>
      <text:p text:style-name="Text_20_body"><text:span text:style-name="T1">Generate a battery report using </text:span><text:span text:style-name="Source_20_Text"><text:span text:style-name="T1">powercfg /batteryreport</text:span></text:span><text:span text:style-name="T1">. Analyze the detailed report to gain insights into your battery's health.</text:span></text:p>
      <text:h text:style-name="P3" text:outline-level="3">13. Identify File Associations</text:h>
      <text:p text:style-name="Text_20_body"><text:span text:style-name="T1">Uncover file associations using </text:span><text:span text:style-name="Source_20_Text"><text:span text:style-name="T1">assoc</text:span></text:span><text:span text:style-name="T1">. Adjust associations with </text:span><text:span text:style-name="Source_20_Text"><text:span text:style-name="T1">assoc .&lt;filetype&gt;=&lt;program&gt;</text:span></text:span><text:span text:style-name="T1"> for personalized file handling preferences.</text:span></text:p>
      <text:h text:style-name="P3" text:outline-level="3">14. Check Disk Health</text:h>
      <text:p text:style-name="Text_20_body"><text:span text:style-name="T1">Examine disk health with </text:span><text:span text:style-name="Source_20_Text"><text:span text:style-name="T1">chkdsk /f</text:span></text:span><text:span text:style-name="T1"> to fix errors and </text:span><text:span text:style-name="Source_20_Text"><text:span text:style-name="T1">chkdsk /r</text:span></text:span><text:span text:style-name="T1"> for physical sector issues. Requires a restart for comprehensive scanning.</text:span></text:p>
      <text:h text:style-name="P3" text:outline-level="3">15. System File Checker</text:h>
      <text:p text:style-name="Text_20_body"><text:span text:style-name="T1">Utilize </text:span><text:span text:style-name="Source_20_Text"><text:span text:style-name="T1">sfc /scannow</text:span></text:span><text:span text:style-name="T1"> to check and repair system files. This essential command helps maintain the integrity of critical Windows files.</text:span></text:p>
      <text:h text:style-name="P3" text:outline-level="3">16. Deployment Image Servicing and Management (DISM)</text:h>
      <text:p text:style-name="Text_20_body"><text:span text:style-name="T1">Fix system image issues with </text:span><text:span text:style-name="Source_20_Text"><text:span text:style-name="T1">dism /checkhealth</text:span></text:span><text:span text:style-name="T1">, </text:span><text:span text:style-name="Source_20_Text"><text:span text:style-name="T1">dism /scanhealth</text:span></text:span><text:span text:style-name="T1">, and </text:span><text:span text:style-name="Source_20_Text"><text:span text:style-name="T1">dism /restorehealth</text:span></text:span><text:span text:style-name="T1">. Essential for maintaining a healthy Windows environment.</text:span></text:p>
      <text:h text:style-name="P3" text:outline-level="3">17. Ensure Security with Task List</text:h>
      <text:p text:style-name="Text_20_body"><text:span text:style-name="T1">Identify and terminate suspicious tasks with </text:span><text:span text:style-name="Source_20_Text"><text:span text:style-name="T1">tasklist</text:span></text:span><text:span text:style-name="T1">, </text:span><text:span text:style-name="Source_20_Text"><text:span text:style-name="T1">findstr</text:span></text:span><text:span text:style-name="T1">, and </text:span><text:span text:style-name="Source_20_Text"><text:span text:style-name="T1">taskkill</text:span></text:span><text:span text:style-name="T1">. Safeguard your system by managing running processes efficiently.</text:span></text:p>
      <text:h text:style-name="P3" text:outline-level="3">18. Explore NetSH</text:h>
      <text:p text:style-name="Text_20_body"><text:span text:style-name="T1">Leverage the power of </text:span><text:span text:style-name="Source_20_Text"><text:span text:style-name="T1">netsh</text:span></text:span><text:span text:style-name="T1"> for advanced network diagnostics, including WLAN reports. Uncover detailed wireless information for troubleshooting and optimization.</text:span></text:p>
      <text:h text:style-name="P3" text:outline-level="3">19. Continuous Ping</text:h>
      <text:p text:style-name="Text_20_body"><text:span text:style-name="T1">Use </text:span><text:span text:style-name="Source_20_Text"><text:span text:style-name="T1">ping -t</text:span></text:span><text:span text:style-name="T1"> to continuously monitor server response. Ideal for troubleshooting network connectivity issues by observing consistent or intermittent server replies.</text:span></text:p>
      <text:h text:style-name="P3" text:outline-level="3">20. Trace the Route</text:h>
      <text:p text:style-name="Text_20_body"><text:span text:style-name="T1">Investigate the route to a website with </text:span><text:span text:style-name="Source_20_Text"><text:span text:style-name="T1">tracert</text:span></text:span><text:span text:style-name="T1"> or </text:span><text:span text:style-name="Source_20_Text"><text:span text:style-name="T1">tracert -d</text:span></text:span><text:span text:style-name="T1"> for a faster response. Identify network latency and potential issues along the path.</text:span></text:p>
      <text:h text:style-name="P3" text:outline-level="3">21. NetStat Magic</text:h>
      <text:p text:style-name="Text_20_body"><text:span text:style-name="T1">Unlock the secrets of your network connections with </text:span><text:span text:style-name="Source_20_Text"><text:span text:style-name="T1">netstat -af</text:span></text:span><text:span text:style-name="T1"> and </text:span><text:span text:style-name="Source_20_Text"><text:span text:style-name="T1">netstat -o</text:span></text:span><text:span text:style-name="T1">. Discover open ports and associated processes for enhanced network understanding.</text:span></text:p>
      <text:h text:style-name="P3" text:outline-level="3">22. Monitor Network Traffic</text:h>
      <text:p text:style-name="Text_20_body"><text:span text:style-name="T1">Stay updated on network statistics with </text:span><text:span text:style-name="Source_20_Text"><text:span text:style-name="T1">netstat -et5</text:span></text:span><text:span text:style-name="T1">. Gain real-time insights into your system's network activity for efficient troubleshooting and optimization.</text:span></text:p>
      <text:h text:style-name="P3" text:outline-level="3">23. Routing Table Exploration</text:h>
      <text:p text:style-name="Text_20_body"><text:span text:style-name="T1">Explore your computer's routing table with </text:span><text:span text:style-name="Source_20_Text"><text:span text:style-name="T1">route print</text:span></text:span><text:span text:style-name="T1">. Add or delete routes using </text:span><text:span text:style-name="Source_20_Text"><text:span text:style-name="T1">route add</text:span></text:span><text:span text:style-name="T1"> and </text:span><text:span text:style-name="Source_20_Text"><text:span text:style-name="T1">route delete</text:span></text:span><text:span text:style-name="T1"> for customized network configurations.</text:span></text:p>
      <text:h text:style-name="P3" text:outline-level="3">24. Shutdown Commands</text:h>
      <text:p text:style-name="Text_20_body"><text:span text:style-name="T1">Master the art of shutting down with </text:span><text:span text:style-name="Source_20_Text"><text:span text:style-name="T1">shutdown /s /f /t 0</text:span></text:span><text:span text:style-name="T1">. Restart and enter BIOS with </text:span><text:span text:style-name="Source_20_Text"><text:span text:style-name="T1">shutdown /r /fw /t 0</text:span></text:span><text:span text:style-name="T1">. Streamline system control with powerful shutdown options.</text:span></text:p>
      <text:h text:style-name="P2" text:outline-level="2">Conclusion</text:h>
      <text:p text:style-name="P5">Congratulations! You've just conquered essential Windows Command Prompt commands. Keep exploring to become a Windows command line guru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6T04:20:06.777000000</meta:creation-date>
    <dc:date>2023-10-06T04:20:58.538000000</dc:date>
    <meta:editing-duration>PT53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53" meta:word-count="637" meta:character-count="4288" meta:non-whitespace-character-count="3704"/>
  </office:meta>
</office:document-meta>
</file>